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3.96pt"/>
    </style:style>
    <style:style style:name="co6" style:family="table-column">
      <style:table-column-properties fo:break-before="auto" style:column-width="39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chickwts_tes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([.A1]-[.K10])^2 *1/10;([.A10]-[.K10])^2 *1/10)" office:value-type="float" office:value="4790.468" calcext:value-type="float">
            <text:p>4790.46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formula="of:=SUM(([.A11]-[.K11])^2 *1/10;([.A22]-[.K11])^2 *1/10)" office:value-type="float" office:value="8183.018" calcext:value-type="float">
            <text:p>8183.01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formula="of:=SUM(([.A23]-[.K12])^2 *1/13;([.A36]-[.K12])^2 *1/13)" office:value-type="float" office:value="7244.28615384616" calcext:value-type="float">
            <text:p>7244.286153846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formula="of:=SUM(([.A37]-[.K14])^2 *1/11;([.A48]-[.K14])^2 *1/11)" office:value-type="float" office:value="9995.20181818182" calcext:value-type="float">
            <text:p>9995.201818181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formula="of:=SUM(([.A49]-[.K14])^2 *1/10;([.A59]-[.K14])^2 *1/10)" office:value-type="float" office:value="9941.882" calcext:value-type="float">
            <text:p>9941.882</text:p>
          </table:table-cell>
          <table:table-cell/>
          <table:table-cell office:value-type="string" calcext:value-type="string">
            <text:p>Für 0</text:p>
          </table:table-cell>
          <table:table-cell office:value-type="string" calcext:value-type="string">
            <text:p>Pr 1/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formula="of:=SUM(([.A60]-[.K15])^2 *1/10;([.A71]-[.K15])^2 *1/10)" office:value-type="float" office:value="13329.172" calcext:value-type="float">
            <text:p>13329.172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36" calcext:value-type="float">
            <text:p>136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Futter</text:p>
          </table:table-cell>
          <table:table-cell office:value-type="string" calcext:value-type="string">
            <text:p>E(X)</text:p>
          </table:table-cell>
          <table:table-cell office:value-type="string" calcext:value-type="string">
            <text:p>Var(X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AVERAGE([.B1:.B10])" office:value-type="float" office:value="160.2" calcext:value-type="float">
            <text:p>160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0.2" calcext:value-type="float">
            <text:p>160.2</text:p>
          </table:table-cell>
          <table:table-cell table:formula="of:=SUM(([.G10]-[.Q19])^2 *1/10;([.G19]-[.Q19])^2 *1/1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table:formula="of:=AVERAGE([.B11:.B22])" office:value-type="float" office:value="218.75" calcext:value-type="float">
            <text:p>218.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8.7" calcext:value-type="float">
            <text:p>218.7</text:p>
          </table:table-cell>
          <table:table-cell table:style-name="ce1" table:formula="of:=SUM(([.G20]-[.Q20])^2 *1/10;([.G31]-[.Q20])^2 *1/1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formula="of:=AVERAGE([.B23:.B36])" office:value-type="float" office:value="246.428571428571" calcext:value-type="float">
            <text:p>246.428571428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6.4" calcext:value-type="float">
            <text:p>246.4</text:p>
          </table:table-cell>
          <table:table-cell table:style-name="ce1" table:formula="of:=SUM(([.G32]-[.Q21])^2 *1/13;([.G45]-[.Q21])^2 *1/1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formula="of:=AVERAGE([.B37:.B48])" office:value-type="float" office:value="328.916666666667" calcext:value-type="float">
            <text:p>328.91666666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8.9" calcext:value-type="float">
            <text:p>328.9</text:p>
          </table:table-cell>
          <table:table-cell table:style-name="ce1" table:formula="of:=SUM(([.G46]-[.Q23])^2 *1/11;([.G57]-[.Q23])^2 *1/1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formula="of:=AVERAGE([.B49:.B59])" office:value-type="float" office:value="276.909090909091" calcext:value-type="float">
            <text:p>276.909090909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76.9" calcext:value-type="float">
            <text:p>276.9</text:p>
          </table:table-cell>
          <table:table-cell table:style-name="ce1" table:formula="of:=SUM(([.G58]-[.Q23])^2 *1/10;([.G68]-[.Q23])^2 *1/1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formula="of:=AVERAGE([.B60:.B71])" office:value-type="float" office:value="323.583333333333" calcext:value-type="float">
            <text:p>323.583333333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3.6" calcext:value-type="float">
            <text:p>323.6</text:p>
          </table:table-cell>
          <table:table-cell table:style-name="ce1" table:formula="of:=SUM(([.G69]-[.Q24])^2 *1/10;([.G80]-[.Q24])^2 *1/1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</text:p>
          </table:table-cell>
          <table:table-cell table:formula="of:=AVERAGE([.B1:.B71])" office:value-type="float" office:value="261.30985915493" calcext:value-type="float">
            <text:p>261.309859154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3" calcext:value-type="float">
            <text:p>42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2" calcext:value-type="float">
            <text:p>39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9" calcext:value-type="float">
            <text:p>33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8" calcext:value-type="float">
            <text:p>31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44" calcext:value-type="float">
            <text:p>34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8" calcext:value-type="float">
            <text:p>368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90" calcext:value-type="float">
            <text:p>39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79" calcext:value-type="float">
            <text:p>379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4" calcext:value-type="float">
            <text:p>404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32" calcext:value-type="float">
            <text:p>332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 style:data-style-name="N2" text:time-value="00:18:23.068269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8T00:37:19.377949636</dc:date>
    <meta:editing-duration>PT3H25M48S</meta:editing-duration>
    <meta:editing-cycles>2</meta:editing-cycles>
    <meta:generator>LibreOffice/5.0.2.2$Linux_X86_64 LibreOffice_project/00m0$Build-2</meta:generator>
    <meta:document-statistic meta:table-count="1" meta:cell-count="266" meta:object-count="0"/>
  </office:meta>
</office:document-meta>
</file>